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style style:name="P2" style:family="paragraph" style:parent-style-name="Standard">
      <style:paragraph-properties fo:line-height="100%"/>
      <style:text-properties style:font-name="Sans-serif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officeooo:paragraph-rsid="002d8ab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paragraph-rsid="003aaecb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paragraph-rsid="002dd2b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paragraph-rsid="002de75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paragraph-rsid="00b1f5b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paragraph-rsid="00c5bbd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0b1f5b7" officeooo:paragraph-rsid="00b1f5b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bold" officeooo:rsid="00b1f5b7" officeooo:paragraph-rsid="00b1f5b7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aaecb" style:font-size-asian="9pt" style:font-size-complex="9pt"/>
    </style:style>
    <style:style style:name="P12" style:family="paragraph" style:parent-style-name="Standard">
      <style:paragraph-properties fo:line-height="100%" style:writing-mode="lr-tb"/>
      <style:text-properties style:font-name="Sans-serif" fo:font-size="9pt" style:font-size-asian="9pt" style:font-size-complex="9pt"/>
    </style:style>
    <style:style style:name="P13" style:family="paragraph" style:parent-style-name="Standard">
      <style:paragraph-properties fo:line-height="100%" style:writing-mode="lr-tb"/>
      <style:text-properties style:font-name="Sans-serif" fo:font-size="9pt" officeooo:paragraph-rsid="00151e25" style:font-size-asian="9pt" style:font-size-complex="9pt"/>
    </style:style>
    <style:style style:name="P14" style:family="paragraph" style:parent-style-name="Standard">
      <style:paragraph-properties fo:line-height="100%" style:writing-mode="lr-tb"/>
      <style:text-properties style:font-name="Sans-serif" fo:font-size="9pt" officeooo:paragraph-rsid="002e36a1" style:font-size-asian="9pt" style:font-size-complex="9pt"/>
    </style:style>
    <style:style style:name="P15" style:family="paragraph" style:parent-style-name="Standard">
      <style:paragraph-properties fo:line-height="100%" style:writing-mode="lr-tb"/>
      <style:text-properties style:font-name="Sans-serif" fo:font-size="9pt" officeooo:paragraph-rsid="00247e5e" style:font-size-asian="9pt" style:font-size-complex="9pt"/>
    </style:style>
    <style:style style:name="P16" style:family="paragraph" style:parent-style-name="Standard">
      <style:paragraph-properties fo:line-height="100%" style:writing-mode="lr-tb"/>
      <style:text-properties style:font-name="Sans-serif" fo:font-size="9pt" officeooo:paragraph-rsid="00323742" style:font-size-asian="9pt" style:font-size-complex="9pt"/>
    </style:style>
    <style:style style:name="P17" style:family="paragraph" style:parent-style-name="Standard">
      <style:paragraph-properties fo:line-height="100%" style:writing-mode="lr-tb"/>
      <style:text-properties style:font-name="Sans-serif" fo:font-size="9pt" officeooo:paragraph-rsid="0050e210" style:font-size-asian="9pt" style:font-size-complex="9pt"/>
    </style:style>
    <style:style style:name="P18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19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20" style:family="paragraph" style:parent-style-name="Standard">
      <style:paragraph-properties fo:line-height="100%" style:writing-mode="lr-tb"/>
      <style:text-properties style:font-name="Sans-serif" fo:font-size="9pt" officeooo:paragraph-rsid="00ec1ba2" style:font-size-asian="9pt" style:font-size-complex="9pt"/>
    </style:style>
    <style:style style:name="P21" style:family="paragraph" style:parent-style-name="Standard">
      <style:paragraph-properties fo:line-height="100%" style:writing-mode="lr-tb"/>
      <style:text-properties style:font-name="Sans-serif" fo:font-size="9pt" officeooo:paragraph-rsid="00f26672" style:font-size-asian="9pt" style:font-size-complex="9pt"/>
    </style:style>
    <style:style style:name="P22" style:family="paragraph" style:parent-style-name="Standard">
      <style:paragraph-properties fo:line-height="100%" style:writing-mode="lr-tb"/>
      <style:text-properties style:font-name="Sans-serif" fo:font-size="9pt" officeooo:paragraph-rsid="00f49b0b" style:font-size-asian="9pt" style:font-size-complex="9pt"/>
    </style:style>
    <style:style style:name="P23" style:family="paragraph" style:parent-style-name="Standard">
      <style:paragraph-properties fo:line-height="100%" style:writing-mode="lr-tb"/>
      <style:text-properties style:font-name="Sans-serif" fo:font-size="9pt" fo:font-style="italic" officeooo:paragraph-rsid="00656039" style:font-size-asian="9pt" style:font-style-asian="italic" style:font-size-complex="9pt" style:font-style-complex="italic"/>
    </style:style>
    <style:style style:name="P24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5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6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7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8" style:family="paragraph" style:parent-style-name="Standard" style:list-style-name="L1" style:master-page-name="">
      <loext:graphic-properties draw:fill="none"/>
      <style:paragraph-properties fo:margin-left="0.4366in" fo:margin-right="0in" fo:line-height="100%" fo:text-indent="-0.25in" style:auto-text-indent="false" style:page-number="auto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29" style:family="paragraph" style:parent-style-name="Standard" style:list-style-name="L1">
      <loext:graphic-properties draw:fill="none"/>
      <style:paragraph-properties fo:margin-left="0.4366in" fo:margin-right="0in" fo:line-height="100%" fo:text-indent="-0.25in" style:auto-text-indent="false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0" style:family="paragraph" style:parent-style-name="Heading_20_2">
      <style:paragraph-properties fo:text-align="center" style:justify-single-word="false"/>
    </style:style>
    <style:style style:name="P31" style:family="paragraph" style:parent-style-name="Heading_20_2">
      <style:paragraph-properties fo:text-align="center" style:justify-single-word="false"/>
      <style:text-properties officeooo:rsid="002ba636" officeooo:paragraph-rsid="002ba636"/>
    </style:style>
    <style:style style:name="P32" style:family="paragraph" style:parent-style-name="Heading_20_2">
      <style:paragraph-properties fo:text-align="center" style:justify-single-word="false"/>
      <style:text-properties officeooo:rsid="002dd2bc" officeooo:paragraph-rsid="002dd2bc"/>
    </style:style>
    <style:style style:name="P33" style:family="paragraph" style:parent-style-name="Heading_20_2">
      <style:paragraph-properties fo:text-align="center" style:justify-single-word="false" fo:break-before="column"/>
      <style:text-properties officeooo:rsid="002dd2bc" officeooo:paragraph-rsid="002dd2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7084" style:font-weight-asian="bold" style:font-weight-complex="bold"/>
    </style:style>
    <style:style style:name="T3" style:family="text">
      <style:text-properties fo:font-weight="bold" officeooo:rsid="00c9cadf" style:font-weight-asian="bold" style:font-weight-complex="bold"/>
    </style:style>
    <style:style style:name="T4" style:family="text">
      <style:text-properties officeooo:rsid="001a339d"/>
    </style:style>
    <style:style style:name="T5" style:family="text">
      <style:text-properties style:font-name="Sans-serif"/>
    </style:style>
    <style:style style:name="T6" style:family="text">
      <style:text-properties style:font-name="Sans-serif" fo:font-weight="bold" style:font-weight-asian="bold" style:font-weight-complex="bold"/>
    </style:style>
    <style:style style:name="T7" style:family="text">
      <style:text-properties style:font-name="Sans-serif" fo:font-size="9pt" style:font-size-asian="9pt" style:font-size-complex="9pt"/>
    </style:style>
    <style:style style:name="T8" style:family="text">
      <style:text-properties style:font-name="Sans-serif" fo:font-size="9pt" fo:font-weight="bold" officeooo:rsid="00927c77" style:font-size-asian="9pt" style:font-weight-asian="bold" style:font-size-complex="9pt" style:font-weight-complex="bold"/>
    </style:style>
    <style:style style:name="T9" style:family="text">
      <style:text-properties style:font-name="Sans-serif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Sans-serif" officeooo:rsid="00e92d5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ee0007" style:font-style-asian="italic" style:font-style-complex="italic"/>
    </style:style>
    <style:style style:name="T13" style:family="text">
      <style:text-properties officeooo:rsid="00216cec"/>
    </style:style>
    <style:style style:name="T14" style:family="text">
      <style:text-properties officeooo:rsid="00422801"/>
    </style:style>
    <style:style style:name="T15" style:family="text">
      <style:text-properties officeooo:rsid="0046068e"/>
    </style:style>
    <style:style style:name="T16" style:family="text">
      <style:text-properties officeooo:rsid="00595831"/>
    </style:style>
    <style:style style:name="T17" style:family="text">
      <style:text-properties officeooo:rsid="006a16e2"/>
    </style:style>
    <style:style style:name="T18" style:family="text">
      <style:text-properties officeooo:rsid="0077a6b8"/>
    </style:style>
    <style:style style:name="T19" style:family="text">
      <style:text-properties officeooo:rsid="007a0606"/>
    </style:style>
    <style:style style:name="T20" style:family="text">
      <style:text-properties officeooo:rsid="007de9e1"/>
    </style:style>
    <style:style style:name="T21" style:family="text">
      <style:text-properties officeooo:rsid="007e6c0a"/>
    </style:style>
    <style:style style:name="T22" style:family="text">
      <style:text-properties officeooo:rsid="007f7084"/>
    </style:style>
    <style:style style:name="T23" style:family="text">
      <style:text-properties fo:font-weight="normal" officeooo:rsid="007f7084" style:font-weight-asian="normal" style:font-weight-complex="normal"/>
    </style:style>
    <style:style style:name="T24" style:family="text">
      <style:text-properties fo:font-weight="normal" officeooo:rsid="00b1f5b7" style:font-weight-asian="normal" style:font-weight-complex="normal"/>
    </style:style>
    <style:style style:name="T25" style:family="text">
      <style:text-properties fo:font-weight="normal" officeooo:rsid="002de754" style:font-weight-asian="normal" style:font-weight-complex="normal"/>
    </style:style>
    <style:style style:name="T26" style:family="text">
      <style:text-properties fo:font-weight="normal" officeooo:rsid="00c9cadf" style:font-weight-asian="normal" style:font-weight-complex="normal"/>
    </style:style>
    <style:style style:name="T27" style:family="text">
      <style:text-properties fo:font-weight="normal" officeooo:rsid="00df6723" style:font-weight-asian="normal" style:font-weight-complex="normal"/>
    </style:style>
    <style:style style:name="T28" style:family="text">
      <style:text-properties fo:font-weight="normal" officeooo:rsid="00e43939" style:font-weight-asian="normal" style:font-weight-complex="normal"/>
    </style:style>
    <style:style style:name="T29" style:family="text">
      <style:text-properties officeooo:rsid="0081d014"/>
    </style:style>
    <style:style style:name="T30" style:family="text">
      <style:text-properties officeooo:rsid="0081e45f"/>
    </style:style>
    <style:style style:name="T31" style:family="text">
      <style:text-properties officeooo:rsid="00822ba3"/>
    </style:style>
    <style:style style:name="T32" style:family="text">
      <style:text-properties officeooo:rsid="008bc277"/>
    </style:style>
    <style:style style:name="T33" style:family="text">
      <style:text-properties officeooo:rsid="00903edd"/>
    </style:style>
    <style:style style:name="T34" style:family="text">
      <style:text-properties officeooo:rsid="0093d2be"/>
    </style:style>
    <style:style style:name="T35" style:family="text">
      <style:text-properties officeooo:rsid="0094486c"/>
    </style:style>
    <style:style style:name="T36" style:family="text">
      <style:text-properties officeooo:rsid="00962bf6"/>
    </style:style>
    <style:style style:name="T37" style:family="text">
      <style:text-properties officeooo:rsid="009745a9"/>
    </style:style>
    <style:style style:name="T38" style:family="text">
      <style:text-properties officeooo:rsid="009820a7"/>
    </style:style>
    <style:style style:name="T39" style:family="text">
      <style:text-properties officeooo:rsid="0099dc32"/>
    </style:style>
    <style:style style:name="T40" style:family="text">
      <style:text-properties officeooo:rsid="009d0138"/>
    </style:style>
    <style:style style:name="T41" style:family="text">
      <style:text-properties officeooo:rsid="009e0006"/>
    </style:style>
    <style:style style:name="T42" style:family="text">
      <style:text-properties officeooo:rsid="009f08bd"/>
    </style:style>
    <style:style style:name="T43" style:family="text">
      <style:text-properties officeooo:rsid="00a2997d"/>
    </style:style>
    <style:style style:name="T44" style:family="text">
      <style:text-properties officeooo:rsid="00a5a6d6"/>
    </style:style>
    <style:style style:name="T45" style:family="text">
      <style:text-properties officeooo:rsid="00a625b8"/>
    </style:style>
    <style:style style:name="T46" style:family="text">
      <style:text-properties officeooo:rsid="00b15f2e"/>
    </style:style>
    <style:style style:name="T47" style:family="text">
      <style:text-properties officeooo:rsid="00ba392e"/>
    </style:style>
    <style:style style:name="T48" style:family="text">
      <style:text-properties officeooo:rsid="00bee787"/>
    </style:style>
    <style:style style:name="T49" style:family="text">
      <style:text-properties officeooo:rsid="00c10396"/>
    </style:style>
    <style:style style:name="T50" style:family="text">
      <style:text-properties officeooo:rsid="00c2226f"/>
    </style:style>
    <style:style style:name="T51" style:family="text">
      <style:text-properties officeooo:rsid="00c47716"/>
    </style:style>
    <style:style style:name="T52" style:family="text">
      <style:text-properties officeooo:rsid="00c492e7"/>
    </style:style>
    <style:style style:name="T53" style:family="text">
      <style:text-properties officeooo:rsid="00c49ce9"/>
    </style:style>
    <style:style style:name="T54" style:family="text">
      <style:text-properties officeooo:rsid="00c872df"/>
    </style:style>
    <style:style style:name="T55" style:family="text">
      <style:text-properties officeooo:rsid="00c87ebf"/>
    </style:style>
    <style:style style:name="T56" style:family="text">
      <style:text-properties officeooo:rsid="00c9cadf"/>
    </style:style>
    <style:style style:name="T57" style:family="text">
      <style:text-properties officeooo:rsid="00da31c4"/>
    </style:style>
    <style:style style:name="T58" style:family="text">
      <style:text-properties officeooo:rsid="00dbd028"/>
    </style:style>
    <style:style style:name="T59" style:family="text">
      <style:text-properties officeooo:rsid="00e5d8ca"/>
    </style:style>
    <style:style style:name="T60" style:family="text">
      <style:text-properties officeooo:rsid="00e82de1"/>
    </style:style>
    <style:style style:name="T61" style:family="text">
      <style:text-properties officeooo:rsid="00f6309c"/>
    </style:style>
    <style:style style:name="T62" style:family="text">
      <style:text-properties officeooo:rsid="00f698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Animalism</text:h>
      <text:p text:style-name="P13"><text:bookmark text:name="page90R_mcid7"/><text:span text:style-name="T1">○ Feral Whispers -</text:span> You can speak to and understand the speech of animals, <text:span text:style-name="T14">who </text:span>no longer grow agitated in your presence.<text:bookmark text:name="page90R_mcid8"/><text:line-break/></text:p>
      <text:p text:style-name="P14"><text:span text:style-name="T1">○ Beckoning (1) - </text:span>You can call out in the voice of a type of animal—the croak of a raven, the howl of a wolf, the chittering of a rat—to summo<text:span text:style-name="T4">n </text:span>animals of that sort. </text:p>
      <text:p text:style-name="P14"/>
      <text:p text:style-name="P20">Roll with <text:span text:style-name="T1">social</text:span>.</text:p>
      <text:p text:style-name="P20"/>
      <text:p text:style-name="P25"><text:span text:style-name="T11">⚅ </text:span>On a 10+, many animals flock to you from a mile or more around. </text:p>
      <text:p text:style-name="P27"><text:span text:style-name="T11">⚅ </text:span>On a 7-9, a few animals show up. </text:p>
      <text:p text:style-name="P27"><text:span text:style-name="T11">⚅ </text:span>On a miss, your call goes unanswered.</text:p>
      <text:p text:style-name="P15"><text:bookmark text:name="page90R_mcid9"/><text:line-break/><text:span text:style-name="T1">○ Whispers to the Wild (1) -</text:span> Add +2 to <text:span text:style-name="T11">manipulate someone</text:span> or <text:span text:style-name="T11">show your teeth</text:span> when speaking to an animal.</text:p>
      <text:p text:style-name="P2"/>
      <text:p text:style-name="P16"><text:bookmark text:name="page90R_mcid10"/><text:span text:style-name="T1">○ Quell the Beast (1) - </text:span>You can <text:span text:style-name="T54">stir your Beast to </text:span>focus your will upon a mortal or vampire, diminishing their inner fire with the intensity of your own. </text:p>
      <text:p text:style-name="P16"/>
      <text:p text:style-name="P16">Mortals <text:span text:style-name="T55">chill out</text:span>. Vampires <text:span text:style-name="T62">can</text:span> <text:span text:style-name="T11">stand their ground</text:span> to snap out of a frenzy prematurely.</text:p>
      <text:p text:style-name="P12"/>
      <text:p text:style-name="P17"><text:bookmark text:name="page92R_mcid1"/><text:span text:style-name="T1">○ Subsume the Spirit (2) -</text:span> You can lock eyes with an animal <text:span text:style-name="T56">and roll with </text:span><text:span text:style-name="T3">mental </text:span><text:span text:style-name="T26">to </text:span>possess its body. </text:p>
      <text:p text:style-name="P23"/>
      <text:p text:style-name="P24"><text:span text:style-name="T11">⚅ </text:span>On a 10+, you <text:span text:style-name="T37">may </text:span>possess the animal until <text:span text:style-name="T38">it </text:span>catch<text:span text:style-name="T34">es </text:span>sight of the sun. <text:span text:style-name="T13">You can</text:span> use mental Disciplines <text:span text:style-name="T15">and </text:span>blood sorcery through the animal. </text:p>
      <text:p text:style-name="P26"><text:span text:style-name="T11">⚅ </text:span>On a 7-9, you <text:span text:style-name="T39">may </text:span>possess the animal <text:span text:style-name="T35">for an hour.</text:span> <text:span text:style-name="T36">If </text:span>you suffer any significant distraction, you must <text:span text:style-name="T11">stand your ground</text:span> or lose control. Additionally, choose <text:span text:style-name="T33">1</text:span>:</text:p>
      <text:list xml:id="list114028203" text:style-name="L1">
        <text:list-item>
          <text:p text:style-name="P28"><text:span text:style-name="T7">you </text:span><text:span text:style-name="T8">cannot</text:span><text:span text:style-name="T7"> use mental Disciplines while riding the animal.</text:span></text:p>
        </text:list-item>
        <text:list-item>
          <text:p text:style-name="P29"><text:span text:style-name="T7">when you return to your body, you gain the Condition </text:span><text:span text:style-name="T9">muddled by animal instincts</text:span><text:span text:style-name="T7"> until sunrise.</text:span></text:p>
        </text:list-item>
      </text:list>
      <text:p text:style-name="P18"/>
      <text:p text:style-name="P21"><text:span text:style-name="T1">○ Animal Succulence (3) -</text:span> You can raise yourself up to 5 blood <text:span text:style-name="T57">(or 3 if you’re Ventrue) </text:span>by drinking <text:span text:style-name="T58">from animals.</text:span></text:p>
      <text:p text:style-name="P21"/>
      <text:p text:style-name="P21"/>
      <text:p text:style-name="P19"><text:span text:style-name="T1">○ Unleash the Beast (3) -</text:span> You can hurl your Beast into someone else, sending them into <text:span text:style-name="T12">uncontrolled </text:span><text:span text:style-name="T11">frenzy</text:span>.</text:p>
      <text:p text:style-name="P19"/>
      <text:p text:style-name="P19">Spend 1 blood to <text:span text:style-name="T59">transfer</text:span> your <text:span text:style-name="T17">S</text:span>tir marks to <text:span text:style-name="T18">another vampire</text:span>. <text:span text:style-name="T18">If this is not sufficient to cause frenzy, you must spend 1 additional blood per missing Stir mark. While your Beast is driving another’s frenzy, y</text:span>ou <text:span text:style-name="T32">cannot enter frenzy or rötschreck yourself; you also </text:span>carry -1 forward ongoing <text:span text:style-name="T18">to vampiric powers</text:span>. <text:span text:style-name="T19">Your Beast returns when their frenzy ends.</text:span></text:p>
      <text:p text:style-name="P19"/>
      <text:p text:style-name="P22"><text:span text:style-name="T1">○ Conquer the Beast (4) -</text:span> Add +2 <text:span text:style-name="T60">on</text:span> <text:span text:style-name="T11">resist frenzy</text:span> or <text:span text:style-name="T11">ride the wave</text:span>.</text:p>
      <text:h text:style-name="P31" text:outline-level="2">Fortitude</text:h>
      <text:p text:style-name="P3"><text:span text:style-name="T1">○ Corpse Body</text:span> <text:span text:style-name="T1">-</text:span> When you suffer <text:span text:style-name="T50">normal </text:span>harm, <text:span text:style-name="T50">it’s </text:span>reduced by 1.</text:p>
      <text:p text:style-name="P8"><text:bookmark text:name="page104R_mcid4"/><text:line-break/><text:span text:style-name="T1">○ Undying -</text:span> You can take 1 additional harm before you die<text:bookmark text:name="page104R_mcid5"/> <text:span text:style-name="T52">(to a total of 7).</text:span></text:p>
      <text:p text:style-name="P8"/>
      <text:p text:style-name="P8"><text:span text:style-name="T1">○ Unholy Mantle -</text:span> When you take aggravated harm, convert <text:span text:style-name="T21">1 </text:span>aggravated harm into normal <text:bookmark text:name="page104R_mcid3"/><text:span text:style-name="T20">harm.</text:span><text:line-break/></text:p>
      <text:p text:style-name="P3"><text:span text:style-name="T1">○ Blasphemous Mantle (1)</text:span> - When you take aggravated harm, convert 2 aggravated harm to normal harm. You must already have <text:span text:style-name="T1">Unholy Mantle</text:span>. <text:bookmark text:name="page104R_mcid6"/><text:line-break/></text:p>
      <text:p text:style-name="P3"><text:span text:style-name="T1">○ Mountain Hide (1) -</text:span> When you suffer <text:span text:style-name="T51">2 or more </text:span>aggravated harm, <text:span text:style-name="T51">it’s reduced by 1.</text:span><text:bookmark text:name="page104R_mcid7"/><text:line-break/></text:p>
      <text:p text:style-name="P3"><text:span text:style-name="T1">○ Unkillable (2) -</text:span> You can take 1 additional harm before you die <text:span text:style-name="T53">(to a total of 8)</text:span>. <text:span text:style-name="T22">You must already have </text:span><text:span text:style-name="T2">Undying</text:span><text:span text:style-name="T23">.</text:span></text:p>
      <text:p text:style-name="P3"><text:bookmark text:name="page104R_mcid8"/><text:line-break/><text:span text:style-name="T1">○ Unbreakable (2) -</text:span> When you take harm, you can spend 1 blood to reduce the harm taken by 2.</text:p>
      <text:h text:style-name="P32" text:outline-level="2"/>
      <text:h text:style-name="P33" text:outline-level="2">Protean</text:h>
      <text:p text:style-name="P4"><text:bookmark text:name="page114R_mcid6"/><text:span text:style-name="T1">○ Eyes of the Beast -</text:span> At will, you gain the Condition <text:span text:style-name="T11">glowing eyes</text:span> <text:span text:style-name="T16">to</text:span> see perfectly in the dark.</text:p>
      <text:p text:style-name="P5"/>
      <text:p text:style-name="P4"><text:bookmark text:name="page116R_mcid0"/><text:span text:style-name="T1">○ Feral Claws –</text:span> <text:span text:style-name="T61">By spending 1 blood, permitting the Beast to stir, or entering frenzy, g</text:span>row terrible <text:span text:style-name="T30">talons</text:span>. <text:span text:style-name="T40">Your claws (or whatever)</text:span> <text:span text:style-name="T31">inflict </text:span>2 harm.<text:bookmark text:name="page116R_mcid1"/><text:line-break/></text:p>
      <text:p text:style-name="P4"><text:span text:style-name="T1">○ Earth Meld -</text:span> You can spend 1 blood to <text:span text:style-name="T42">melt</text:span> into the earth. <text:span text:style-name="T41">You cannot move or perceive, but you are impervious to the Banes. You may reform at will in approximately the same spot you vacated.</text:span><text:line-break/></text:p>
      <text:p text:style-name="P4"><text:span text:style-name="T1">○ Shape of the Beast (2) -</text:span> You can spend 1 blood to assume the form of a wolf or <text:span text:style-name="T43">a bat. After initially assuming a form, you may shift back and forth to it at will until sunrise</text:span>. <text:span text:style-name="T45">While in animal form, y</text:span>ou <text:span text:style-name="T44">may do </text:span>anything <text:span text:style-name="T45">that animal can do. You are still subject to the Banes.</text:span><text:line-break/></text:p>
      <text:p text:style-name="P4"><text:span text:style-name="T1">○ Mist Form (3) -</text:span> Spend 1 blood to disperse into a living mist. You can’t physically act <text:span text:style-name="T49">on</text:span> anything in this form, but <text:span text:style-name="T48">only the Banes can harm you</text:span>. Even then, the harm is reduced by 1. You can remain in this form for as long as you wish.</text:p>
      <text:p text:style-name="P6"/>
      <text:p text:style-name="P7"><text:span text:style-name="T1">○ Soul of the Beast (3) -</text:span> If you have <text:span text:style-name="T1">Shape of the Beast</text:span>, you can also use it to assume a <text:span text:style-name="T46">specific</text:span> animal form iconic to yourself.</text:p>
      <text:p text:style-name="P7"/>
      <text:p text:style-name="P9">Iconic form:</text:p>
      <text:p text:style-name="P10"/>
      <text:p text:style-name="P7"><text:span text:style-name="T24">The animal must be </text:span><text:span text:style-name="T25">a </text:span><text:span text:style-name="T24">wild predator or scavenger </text:span><text:span text:style-name="T28">familiar to you and</text:span><text:span text:style-name="T24"> </text:span><text:span text:style-name="T27">weighing less than 300 pounds</text:span><text:span text:style-name="T24">.</text:span><text:line-break/></text:p>
      <text:p text:style-name="P4"><text:span text:style-name="T1">○ Prey’s Skin (4) -</text:span> If you have <text:span text:style-name="T1">Shape of the Beast</text:span>, <text:span text:style-name="T47">you can spend 1 additional blood to assume the form</text:span> of the last creature or person you fed upon. <text:span text:style-name="T47">You benefit from their physical form, but do not gain access to their supernatural powers</text:span>.</text:p>
      <text:p text:style-name="P4"/>
      <text:p text:style-name="P11"><text:span text:style-name="T6">○ Power of the Beast (4) -</text:span><text:span text:style-name="T5"> During frenzy, your </text:span><text:span text:style-name="T10">fangs and</text:span><text:span text:style-name="T5"> </text:span><text:span text:style-name="T6">Feral Claws</text:span><text:span text:style-name="T5"> deal aggravated h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angrel Disciplines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56.975620129</meta:creation-date>
    <dc:date>2021-11-14T13:02:43.547133965</dc:date>
    <meta:editing-duration>P1DT22H40M43S</meta:editing-duration>
    <meta:editing-cycles>211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815" meta:character-count="4220" meta:non-whitespace-character-count="3429"/>
  </office:meta>
</office:document-meta>
</file>